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4pt" style:family="table-row" style:display-name="heightsuit14pt">
      <style:table-row-properties style:row-height="14pt"/>
    </style:style>
    <style:style style:name="Wwide" style:family="table-column" style:display-name="Wwide">
      <style:table-column-properties style:column-width="10cm"/>
    </style:style>
  </office:automatic-styles>
  <office:body>
    <office:spreadsheet>
      <table:table>
        <table:table-row table:style-name="heightsuit14pt">
          <table:table-cell table:style-name="text">
            <text:p>Table 1:
</text:p>
          </table:table-cell>
        </table:table-row>
        <table:table-row table:style-name="heightsuit14pt">
          <table:table-cell table:style-name="text">
            <text:p>It’s very cooooool table!
</text:p>
          </table:table-cell>
        </table:table-row>
        <table:table-row/>
        <table:table-row>
          <table:table-cell/>
          <table:table-cell table:style-name="tablehead">
            <text:p>-1</text:p>
          </table:table-cell>
          <table:table-cell table:style-name="tablehead">
            <text:p>-2</text:p>
          </table:table-cell>
          <table:table-cell table:style-name="tablehead">
            <text:p>-3</text:p>
          </table:table-cell>
          <table:table-cell table:style-name="tablehead">
            <text:p>-4</text:p>
          </table:table-cell>
          <table:table-cell table:style-name="tablehead">
            <text:p>-5</text:p>
          </table:table-cell>
        </table:table-row>
        <table:table-row>
          <table:table-cell/>
          <table:table-cell table:style-name="tablebody">
            <text:p>-6</text:p>
          </table:table-cell>
          <table:table-cell table:style-name="tablebody">
            <text:p>-7</text:p>
          </table:table-cell>
          <table:table-cell table:style-name="tablebody">
            <text:p>-8</text:p>
          </table:table-cell>
          <table:table-cell table:style-name="tablebody">
            <text:p>-9</text:p>
          </table:table-cell>
          <table:table-cell table:style-name="tablebody">
            <text:p>-10</text:p>
          </table:table-cell>
        </table:table-row>
        <table:table-row/>
        <table:table-row table:style-name="heightsuit14pt">
          <table:table-cell table:style-name="text">
            <text:p>Table 2:

</text:p>
          </table:table-cell>
        </table:table-row>
        <table:table-row table:style-name="heightsuit14pt">
          <table:table-cell table:style-name="text">
            <text:p>It’s warmer one:
</text:p>
          </table:table-cell>
        </table:table-row>
        <table:table-row/>
        <table:table-row>
          <table:table-cell/>
          <table:table-cell table:style-name="tablehead">
            <text:p>+1</text:p>
          </table:table-cell>
          <table:table-cell table:style-name="tablehead">
            <text:p>+2</text:p>
          </table:table-cell>
          <table:table-cell table:style-name="tablehead">
            <text:p>+3</text:p>
          </table:table-cell>
        </table:table-row>
        <table:table-row>
          <table:table-cell/>
          <table:table-cell table:style-name="tablebody">
            <text:p>+4</text:p>
          </table:table-cell>
          <table:table-cell table:style-name="tablebody">
            <text:p>+5</text:p>
          </table:table-cell>
          <table:table-cell table:style-name="tablebody">
            <text:p>+6</text:p>
          </table:table-cell>
        </table:table-row>
        <table:table-row>
          <table:table-cell/>
          <table:table-cell table:style-name="tablebody">
            <text:p>+7</text:p>
          </table:table-cell>
          <table:table-cell table:style-name="tablebody">
            <text:p>+8</text:p>
          </table:table-cell>
          <table:table-cell table:style-name="tablebody">
            <text:p>+9</text:p>
          </table:table-cell>
        </table:table-row>
        <table:table-row/>
        <table:table-column table:style-name="W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